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1000001039F32803E9480DFFF.png" manifest:media-type="image/png"/>
  <manifest:file-entry manifest:full-path="Pictures/1000195D0000AA6E00001AC5A626D2FF81734179.svg" manifest:media-type="image/svg+xml"/>
  <manifest:file-entry manifest:full-path="Pictures/10000001000004610000012148E83337FA9FBB75.png" manifest:media-type="image/png"/>
  <manifest:file-entry manifest:full-path="Pictures/10001912000073DC00001DDE1993BD0F19F9DE9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9.659cm" svg:height="7.645cm" svg:x="7.341cm" svg:y="5.605cm">
          <draw:image xlink:href="Pictures/10001912000073DC00001DDE1993BD0F19F9DE96.svg" xlink:type="simple" xlink:show="embed" xlink:actuate="onLoad" draw:mime-type="image/svg+xml">
            <text:p/>
          </draw:image>
          <draw:image xlink:href="Pictures/10000001000004610000012148E83337FA9FBB75.png" xlink:type="simple" xlink:show="embed" xlink:actuate="onLoad" draw:mime-type="image/png"/>
        </draw:frame>
        <draw:frame draw:style-name="gr1" draw:text-style-name="P1" draw:layer="layout" svg:width="39.999cm" svg:height="6.281cm" svg:x="7.501cm" svg:y="13.5cm">
          <draw:image xlink:href="Pictures/1000195D0000AA6E00001AC5A626D2FF81734179.svg" xlink:type="simple" xlink:show="embed" xlink:actuate="onLoad" draw:mime-type="image/svg+xml">
            <text:p/>
          </draw:image>
          <draw:image xlink:href="Pictures/1000000100000671000001039F32803E9480DFF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2T13:42:35.738334999</meta:creation-date>
    <dc:date>2024-01-02T14:22:48.776700100</dc:date>
    <meta:editing-duration>PT30M2S</meta:editing-duration>
    <meta:editing-cycles>3</meta:editing-cycles>
    <meta:generator>LibreOffice/7.3.7.2$Linux_X86_64 LibreOffice_project/30$Build-2</meta:generator>
    <meta:document-statistic meta:object-count="2"/>
  </office:meta>
</office:document-meta>
</file>